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StoreInfo.setSourceAttachmentRootPath( IPath containerPath , String entryPath , IPath 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erenceStoreInfo.setSourceAttachmentPath( IPath containerPath , String entryPath , IPath sourc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erenceStoreInfo.getSourceAttachmentRoot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ferenceStoreInfo.setJavaDocLocation( IPath containerPath , String entryPath , URL libraryJavadoc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erenceStoreInfo.PreferenceStoreInfo( IPreferenceStore preference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toreInfo.getSourceAttachment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ferenceStoreInfo.getDocAttachment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